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CodeBox">
      <style:graphic-properties fo:min-height="1.93cm" fo:min-width="11.184cm"/>
    </style:style>
    <style:style style:name="gr3" style:family="graphic" style:parent-style-name="CodeBox">
      <style:graphic-properties draw:fill="solid" draw:fill-color="#ffcc99" fo:min-height="9.382cm" fo:min-width="15.94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color="#4c4c4c" draw:marker-end="Arrow" draw:marker-end-width="0.3cm" draw:textarea-horizontal-align="center" draw:textarea-vertical-align="middle"/>
    </style:style>
    <style:style style:name="gr6" style:family="graphic" style:parent-style-name="CodeBox">
      <style:graphic-properties draw:fill="solid" draw:fill-color="#ffcc99" fo:min-height="1.93cm" fo:min-width="11.184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CodeBox">
      <style:graphic-properties fo:min-height="7.365cm" fo:min-width="11.69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cm" fo:min-width="0cm"/>
    </style:style>
    <style:style style:name="gr11" style:family="graphic" style:parent-style-name="CodeBox">
      <style:graphic-properties draw:fill="solid" draw:fill-color="#ffff99" fo:min-height="8.25cm" fo:min-width="19.225cm"/>
    </style:style>
    <style:style style:name="gr12" style:family="graphic" style:parent-style-name="CodeBox">
      <style:graphic-properties fo:min-height="6.434cm" fo:min-width="19.316cm"/>
    </style:style>
    <style:style style:name="gr13" style:family="graphic" style:parent-style-name="CodeBox">
      <style:graphic-properties fo:min-height="15.25cm" fo:min-width="20.06cm"/>
    </style:style>
    <style:style style:name="pr1" style:family="presentation" style:parent-style-name="Default-title">
      <style:graphic-properties draw:auto-grow-height="true" fo:min-height="2.164cm"/>
    </style:style>
    <style:style style:name="pr2" style:family="presentation" style:parent-style-name="Default-outline1">
      <style:graphic-properties fo:min-height="16.75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start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text-properties fo:font-size="20pt"/>
    </style:style>
    <style:style style:name="P4" style:family="paragraph">
      <style:text-properties fo:font-size="24pt"/>
    </style:style>
    <style:style style:name="P5" style:family="paragraph">
      <style:text-properties fo:font-size="24pt" style:font-size-asian="18pt" style:font-size-complex="18pt"/>
    </style:style>
    <style:style style:name="P6" style:family="paragraph">
      <style:text-properties fo:color="#ffffff" fo:font-family="Courier" style:font-family-generic="modern" style:font-pitch="fixed" fo:font-size="24pt" fo:font-style="normal" style:font-size-asian="24pt" style:font-style-asian="normal" style:font-size-complex="24pt" style:font-style-complex="normal"/>
    </style:style>
    <style:style style:name="P7" style:family="paragraph">
      <style:text-properties fo:font-size="24pt" fo:font-style="italic" style:font-size-asian="24pt" style:font-style-asian="italic" style:font-size-complex="24pt" style:font-style-complex="italic"/>
    </style:style>
    <style:style style:name="P8" style:family="paragraph">
      <style:paragraph-properties fo:text-align="center"/>
    </style:style>
    <style:style style:name="P9" style:family="paragraph">
      <style:text-properties fo:color="#000000" fo:font-family="Courier" style:font-family-generic="modern" style:font-pitch="fixed" fo:font-size="24pt" fo:font-style="normal" style:font-size-asian="24pt" style:font-style-asian="normal" style:font-size-complex="24pt" style:font-style-complex="normal"/>
    </style:style>
    <style:style style:name="T1" style:family="text">
      <style:text-properties fo:font-size="24pt" style:font-size-asian="18pt" style:font-size-complex="18pt"/>
    </style:style>
    <style:style style:name="T2" style:family="text">
      <style:text-properties fo:color="#ffffff"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800080"/>
    </style:style>
    <style:style style:name="T5" style:family="text">
      <style:text-properties fo:color="#000000"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633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ff6633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ff6633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ff6633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ff6633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ff6633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ff6633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ff6633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ff6633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fo:color="#ff6633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A Brief Tour of C++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start with sunny story, accelerated C++ style</text:p>
              </text:list-item>
              <text:list-item>
                <text:p>don't initially worry about const or references</text:p>
              </text:list-item>
              <text:list-item>
                <text:p>use with tests, not iostrea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By Example...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2" draw:text-style-name="P2" draw:layer="layout" svg:width="24.717cm" svg:height="14.658cm" svg:x="1.783cm" svg:y="4cm">
          <text:p text:style-name="P2">Your task is to create an LCD string representation </text:p>
          <text:p text:style-name="P2">of an integer value using a 3x3 grid of space, </text:p>
          <text:p text:style-name="P2">underscore, and pipe characters for each digit. </text:p>
          <text:p text:style-name="P2">Each digit is shown below (using a dot instead of </text:p>
          <text:p text:style-name="P2">a space)</text:p>
          <text:p text:style-name="P2"/>
          <text:p text:style-name="P2">._. <text:s/>... <text:s/>._. <text:s/>._. <text:s/>... <text:s/>._. <text:s/>._. <text:s/>._. <text:s/>._. <text:s/>._.</text:p>
          <text:p text:style-name="P2">|.| <text:s/>..| <text:s/>._| <text:s/>._| <text:s/>|_| <text:s/>|_. <text:s/>|_. <text:s/>..| <text:s/>|_| <text:s/>|_|</text:p>
          <text:p text:style-name="P2">|_| <text:s/>..| <text:s/>|_. <text:s/>._| <text:s/>..| <text:s/>._| <text:s/>|_| <text:s/>..| <text:s/>|_| <text:s/>..|</text:p>
          <text:p text:style-name="P2"/>
          <text:p text:style-name="P2"/>
          <text:p text:style-name="P2">Example: 910</text:p>
          <text:p text:style-name="P2"/>
          <text:p text:style-name="P2">._. ... ._.</text:p>
          <text:p text:style-name="P2">|_| ..| |.|</text:p>
          <text:p text:style-name="P2">..| ..| |_|</text:p>
          <text:p text:style-name="P2"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Test First Development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3" draw:text-style-name="P5" draw:layer="layout" svg:width="16.446cm" svg:height="9.632cm" svg:x="4cm" svg:y="6cm">
          <text:p text:style-name="P4"><text:span text:style-name="T1">...</text:span></text:p>
          <text:p text:style-name="P4"><text:span text:style-name="T1">void lcd_tests()</text:span></text:p>
          <text:p text:style-name="P4"><text:span text:style-name="T1">{</text:span></text:p>
          <text:p text:style-name="P4"><text:span text:style-name="T1"><text:s text:c="4"/></text:span><text:span text:style-name="T1">lcd_spec(0, lcd_grid(</text:span></text:p>
          <text:p text:style-name="P4"><text:span text:style-name="T1"><text:s text:c="8"/>“ </text:span><text:span text:style-name="T1">_ “,</text:span></text:p>
          <text:p text:style-name="P4"><text:span text:style-name="T1"><text:s text:c="8"/>“</text:span><text:span text:style-name="T1">| |”,</text:span></text:p>
          <text:p text:style-name="P4"><text:span text:style-name="T1"><text:s text:c="8"/>“</text:span><text:span text:style-name="T1">|_|”</text:span></text:p>
          <text:p text:style-name="P4"><text:span text:style-name="T1"><text:s text:c="4"/></text:span><text:span text:style-name="T1">));</text:span></text:p>
          <text:p text:style-name="P4"><text:span text:style-name="T1"><text:s text:c="4"/></text:span><text:span text:style-name="T1">...</text:span></text:p>
          <text:p text:style-name="P4"><text:span text:style-name="T1">}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7.109cm" svg:height="1.098cm" svg:x="13.5cm" svg:y="15.902cm">
          <draw:text-box>
            <text:p text:style-name="P6"><text:span text:style-name="T2">lcd_tests.cpp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Test First Development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Our tests will use this helper class</text:p>
              </text:list-item>
            </text:list>
          </draw:text-box>
        </draw:frame>
        <draw:custom-shape draw:style-name="gr2" draw:text-style-name="P5" draw:layer="layout" svg:width="23.374cm" svg:height="13.201cm" svg:x="1.458cm" svg:y="5.669cm">
          <text:p text:style-name="P4"><text:span text:style-name="T1">#include &lt;string&gt; <text:s/></text:span></text:p>
          <text:p text:style-name="P4"><text:span text:style-name="T1">#include &lt;vector&gt; <text:s/></text:span></text:p>
          <text:p text:style-name="P4"><text:span text:style-name="T1"/></text:p>
          <text:p text:style-name="P4"><text:span text:style-name="T1">struct lcd_grid</text:span></text:p>
          <text:p text:style-name="P4"><text:span text:style-name="T1">{</text:span></text:p>
          <text:p text:style-name="P4"><text:span text:style-name="T1"><text:s text:c="4"/></text:span><text:span text:style-name="T1">lcd_grid(string s1, string s2, string s3)</text:span></text:p>
          <text:p text:style-name="P4"><text:span text:style-name="T1"><text:s text:c="4"/></text:span><text:span text:style-name="T1">{</text:span></text:p>
          <text:p text:style-name="P4"><text:span text:style-name="T1"><text:s text:c="8"/></text:span><text:span text:style-name="T1">cells.push_back(s1);</text:span></text:p>
          <text:p text:style-name="P4"><text:span text:style-name="T1"><text:s text:c="8"/></text:span><text:span text:style-name="T1">cells.push_back(s2);</text:span></text:p>
          <text:p text:style-name="P4"><text:span text:style-name="T1"><text:s text:c="8"/></text:span><text:span text:style-name="T1">cells.push_back(s3);</text:span></text:p>
          <text:p text:style-name="P4"><text:span text:style-name="T1"><text:s text:c="4"/></text:span><text:span text:style-name="T1">}</text:span></text:p>
          <text:p text:style-name="P4"><text:span text:style-name="T1"/></text:p>
          <text:p text:style-name="P4"><text:span text:style-name="T1"><text:s text:c="4"/></text:span><text:span text:style-name="T1">std::vector&lt;std::string&gt; cells;</text:span></text:p>
          <text:p text:style-name="P4"><text:span text:style-name="T1">};</text:span></text:p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7.14cm" svg:height="1.225cm" svg:x="13.901cm" svg:y="5.5cm">
          <draw:text-box>
            <text:p text:style-name="P7"><text:span text:style-name="T3">easier than char *</text:span></text:p>
          </draw:text-box>
        </draw:frame>
        <draw:frame draw:style-name="gr4" draw:text-style-name="P7" draw:layer="layout" svg:width="6.056cm" svg:height="1.225cm" svg:x="13.901cm" svg:y="6.501cm">
          <draw:text-box>
            <text:p text:style-name="P7"><text:span text:style-name="T3">resizable array</text:span></text:p>
          </draw:text-box>
        </draw:frame>
        <draw:line draw:style-name="gr5" draw:text-style-name="P8" draw:layer="layout" svg:x1="10.5cm" svg:y1="6.1cm" svg:x2="14cm" svg:y2="6.1cm">
          <text:p/>
        </draw:line>
        <draw:line draw:style-name="gr5" draw:text-style-name="P8" draw:layer="layout" svg:x1="10.5cm" svg:y1="7.1cm" svg:x2="14cm" svg:y2="7.1cm">
          <text:p/>
        </draw:line>
        <draw:frame draw:style-name="gr4" draw:text-style-name="P6" draw:layer="layout" svg:width="6.601cm" svg:height="1.098cm" svg:x="18.644cm" svg:y="19.1cm">
          <draw:text-box>
            <text:p text:style-name="P6"><text:span text:style-name="T2">lcd_grid.hpp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Test First Development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6" draw:text-style-name="P2" draw:layer="layout" svg:width="21.457cm" svg:height="17.214cm" svg:x="2.735cm" svg:y="2.9cm">
          <text:p text:style-name="P2">#include “lcd.hpp”</text:p>
          <text:p text:style-name="P2">#include “lcd_grid.hpp”</text:p>
          <text:p text:style-name="P2">#include &lt;iostream&gt;</text:p>
          <text:p text:style-name="P2">...</text:p>
          <text:p text:style-name="P2">void lcd_spec(int value, lcd_grid grid)</text:p>
          <text:p text:style-name="P2">{</text:p>
          <text:p text:style-name="P2"><text:s text:c="4"/>std::string actual = </text:p>
          <text:p text:style-name="P2"><text:s text:c="8"/>to_string(<text:span text:style-name="T4">lcd(value).grid()</text:span>);</text:p>
          <text:p text:style-name="P2"><text:s text:c="4"/>std::string expected =</text:p>
          <text:p text:style-name="P2"><text:s text:c="8"/>to_string(grid.cells);</text:p>
          <text:p text:style-name="P2"><text:s text:c="4"/>if (expected != actual)</text:p>
          <text:p text:style-name="P2"><text:s text:c="4"/>{</text:p>
          <text:p text:style-name="P2"><text:s text:c="8"/>std::cerr &lt;&lt; “lcd(“ value &lt;&lt; “)” </text:p>
          <text:p text:style-name="P2"><text:s text:c="18"/>&lt;&lt; std::endl</text:p>
          <text:p text:style-name="P2"><text:s text:c="18"/>&lt;&lt; “expected== &lt;&lt; std::endl</text:p>
          <text:p text:style-name="P2"><text:s text:c="18"/>&lt;&lt; expected &lt;&lt; std::endl</text:p>
          <text:p text:style-name="P2"><text:s text:c="18"/>&lt;&lt; “actual==” &lt;&lt; std::endl</text:p>
          <text:p text:style-name="P2"><text:s text:c="18"/>&lt;&lt; actual &lt;&lt; std::endl; <text:s text:c="2"/></text:p>
          <text:p text:style-name="P2"><text:s text:c="4"/>}</text:p>
          <text:p text:style-name="P2">}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7.109cm" svg:height="1.098cm" svg:x="17.424cm" svg:y="1.814cm">
          <draw:text-box>
            <text:p text:style-name="P6"><text:span text:style-name="T2">lcd_tests.cpp</text:span></text:p>
          </draw:text-box>
        </draw:frame>
        <draw:line draw:style-name="gr7" draw:text-style-name="P8" draw:layer="layout" svg:x1="17.5cm" svg:y1="7.5cm" svg:x2="17.5cm" svg:y2="9cm">
          <text:p/>
        </draw:line>
        <draw:line draw:style-name="gr8" draw:text-style-name="P8" draw:layer="layout" svg:x1="17.5cm" svg:y1="7.5cm" svg:x2="21.5cm" svg:y2="7.5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Test First Development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Write code to get the tests to compile</text:p>
              </text:list-item>
            </text:list>
          </draw:text-box>
        </draw:frame>
        <draw:custom-shape draw:style-name="gr2" draw:text-style-name="P2" draw:layer="layout" svg:width="17.265cm" svg:height="13.806cm" svg:x="4.896cm" svg:y="5cm">
          <text:p text:style-name="P2">#ifndef LCD_INCLUDED</text:p>
          <text:p text:style-name="P2">#define LCD_INCLUDED</text:p>
          <text:p text:style-name="P2"/>
          <text:p text:style-name="P2">#include &lt;string&gt;</text:p>
          <text:p text:style-name="P2">#include &lt;vector&gt;</text:p>
          <text:p text:style-name="P2"/>
          <text:p text:style-name="P2">class lcd</text:p>
          <text:p text:style-name="P2">{</text:p>
          <text:p text:style-name="P2">public:</text:p>
          <text:p text:style-name="P2"><text:s text:c="4"/>lcd(int value);</text:p>
          <text:p text:style-name="P2"><text:s text:c="4"/>std::vector&lt;std::string&gt; grid();</text:p>
          <text:p text:style-name="P2">private:</text:p>
          <text:p text:style-name="P2"><text:s text:c="4"/>int value;</text:p>
          <text:p text:style-name="P2">};</text:p>
          <text:p text:style-name="P2"/>
          <text:p text:style-name="P2">#endif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4.059cm" svg:height="1.098cm" svg:x="18.507cm" svg:y="18.914cm">
          <draw:text-box>
            <text:p text:style-name="P6"><text:span text:style-name="T2">lcd.hpp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Test First Development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Write code to get the tests to link</text:p>
              </text:list-item>
            </text:list>
          </draw:text-box>
        </draw:frame>
        <draw:frame draw:style-name="gr4" draw:text-style-name="P6" draw:layer="layout" svg:width="4.059cm" svg:height="1.098cm" svg:x="2.8cm" svg:y="17.302cm">
          <draw:text-box>
            <text:p text:style-name="P6"><text:span text:style-name="T2">lcd.cpp</text:span></text:p>
          </draw:text-box>
        </draw:frame>
        <draw:custom-shape draw:style-name="gr9" draw:text-style-name="P5" draw:layer="layout" svg:width="18.8cm" svg:height="11.339cm" svg:x="2.8cm" svg:y="5.661cm">
          <text:p text:style-name="P4"><text:span text:style-name="T1">#include “lcd.hpp”</text:span></text:p>
          <text:p text:style-name="P4"><text:span text:style-name="T1">#include “lcd_grid.hpp”</text:span></text:p>
          <text:p text:style-name="P4"><text:span text:style-name="T1"/></text:p>
          <text:p text:style-name="P4"><text:span text:style-name="T1">lcd::lcd(int value)</text:span></text:p>
          <text:p text:style-name="P4"><text:span text:style-name="T1"><text:s text:c="4"/></text:span><text:span text:style-name="T1">: value(value)</text:span></text:p>
          <text:p text:style-name="P4"><text:span text:style-name="T1">{</text:span></text:p>
          <text:p text:style-name="P4"><text:span text:style-name="T1">}</text:span></text:p>
          <text:p text:style-name="P4"><text:span text:style-name="T1"/></text:p>
          <text:p text:style-name="P4"><text:span text:style-name="T1">std::vector&lt;std::string&gt; lcd::grid()</text:span></text:p>
          <text:p text:style-name="P4"><text:span text:style-name="T1">{</text:span></text:p>
          <text:p text:style-name="P4"><text:span text:style-name="T1"><text:s text:c="4"/></text:span><text:span text:style-name="T1">throw std::exception(“to do”);</text:span></text:p>
          <text:p text:style-name="P4"><text:span text:style-name="T1">}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Test First Development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The tests now run, but fail :-)</text:p>
              </text:list-item>
            </text:list>
          </draw:text-box>
        </draw:frame>
        <draw:custom-shape draw:style-name="gr3" draw:text-style-name="P5" draw:layer="layout" svg:width="16.446cm" svg:height="9.632cm" svg:x="4.001cm" svg:y="6cm">
          <text:p text:style-name="P4"><text:span text:style-name="T1">...</text:span></text:p>
          <text:p text:style-name="P4"><text:span text:style-name="T1">void lcd_tests()</text:span></text:p>
          <text:p text:style-name="P4"><text:span text:style-name="T1">{</text:span></text:p>
          <text:p text:style-name="P4"><text:span text:style-name="T1"><text:s text:c="4"/></text:span><text:span text:style-name="T1">lcd_spec(0, lcd_grid(</text:span></text:p>
          <text:p text:style-name="P4"><text:span text:style-name="T1"><text:s text:c="8"/>“ </text:span><text:span text:style-name="T1">_ “,</text:span></text:p>
          <text:p text:style-name="P4"><text:span text:style-name="T1"><text:s text:c="8"/>“</text:span><text:span text:style-name="T1">| |”,</text:span></text:p>
          <text:p text:style-name="P4"><text:span text:style-name="T1"><text:s text:c="8"/>“</text:span><text:span text:style-name="T1">|_|”</text:span></text:p>
          <text:p text:style-name="P4"><text:span text:style-name="T1"><text:s text:c="4"/></text:span><text:span text:style-name="T1">));</text:span></text:p>
          <text:p text:style-name="P4"><text:span text:style-name="T1"><text:s text:c="4"/></text:span><text:span text:style-name="T1">...</text:span></text:p>
          <text:p text:style-name="P4"><text:span text:style-name="T1">}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7.109cm" svg:height="1.098cm" svg:x="13.501cm" svg:y="15.902cm">
          <draw:text-box>
            <text:p text:style-name="P6"><text:span text:style-name="T2">lcd_tests.cpp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Test First Development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Write code to get the test to pass</text:p>
              </text:list-item>
            </text:list>
          </draw:text-box>
        </draw:frame>
        <draw:frame draw:style-name="gr10" draw:text-style-name="P6" draw:layer="layout" svg:width="4.059cm" svg:height="1.3cm" svg:x="18.5cm" svg:y="19.9cm">
          <draw:text-box>
            <text:p text:style-name="P6"><text:span text:style-name="T2">lcd.cpp</text:span></text:p>
          </draw:text-box>
        </draw:frame>
        <draw:custom-shape draw:style-name="gr11" draw:text-style-name="P2" draw:layer="layout" svg:width="19.725cm" svg:height="8.5cm" svg:x="2.675cm" svg:y="5cm">
          <text:p text:style-name="P2">const lcd_grid digits[] =</text:p>
          <text:p text:style-name="P2">{</text:p>
          <text:p text:style-name="P2"><text:s text:c="4"/>lcd_grid(</text:p>
          <text:p text:style-name="P2"><text:s text:c="8"/>“ _ “,</text:p>
          <text:p text:style-name="P2"><text:s text:c="8"/>“| |”,</text:p>
          <text:p text:style-name="P2"><text:s text:c="8"/>“|_|”</text:p>
          <text:p text:style-name="P2"><text:s text:c="4"/>)),</text:p>
          <text:p text:style-name="P2"><text:s text:c="4"/>...</text:p>
          <text:p text:style-name="P2">};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9.816cm" svg:height="6.684cm" svg:x="2.684cm" svg:y="13cm">
          <text:p text:style-name="P4"><text:span text:style-name="T1">std::vector&lt;std::string&gt; lcd::grid()</text:span></text:p>
          <text:p text:style-name="P4"><text:span text:style-name="T1">{</text:span></text:p>
          <text:p text:style-name="P4"><text:span text:style-name="T1"><text:s text:c="4"/></text:span><text:span text:style-name="T1">if (value &lt; 10)</text:span></text:p>
          <text:p text:style-name="P4"><text:span text:style-name="T1"><text:s text:c="8"/></text:span><text:span text:style-name="T1">return digits[value].cells;</text:span></text:p>
          <text:p text:style-name="P4"><text:span text:style-name="T1"><text:s text:c="4"/></text:span><text:span text:style-name="T1">else</text:span></text:p>
          <text:p text:style-name="P4"><text:span text:style-name="T1"><text:s text:c="8"/></text:span><text:span text:style-name="T1">throw std::exception(“to do”);</text:span></text:p>
          <text:p text:style-name="P4"><text:span text:style-name="T1">}</text:span></text:p>
          <draw:enhanced-geometry svg:viewBox="0 0 21600 21600" draw:type="rectangle" draw:enhanced-path="M 0 0 L 21600 0 21600 21600 0 21600 0 0 Z N"/>
        </draw:custom-shape>
        <draw:line draw:style-name="gr5" draw:text-style-name="P8" draw:layer="layout" svg:x1="3cm" svg:y1="15.5cm" svg:x2="4.5cm" svg:y2="15.5cm">
          <text:p/>
        </draw:line>
        <draw:line draw:style-name="gr5" draw:text-style-name="P8" draw:layer="layout" svg:x1="3cm" svg:y1="16.3cm" svg:x2="4.5cm" svg:y2="16.3cm">
          <text:p/>
        </draw:line>
        <draw:line draw:style-name="gr5" draw:text-style-name="P8" draw:layer="layout" svg:x1="3cm" svg:y1="17.2cm" svg:x2="4.5cm" svg:y2="17.2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Test First Development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Now write another failing test</text:p>
              </text:list-item>
            </text:list>
          </draw:text-box>
        </draw:frame>
        <draw:custom-shape draw:style-name="gr3" draw:text-style-name="P5" draw:layer="layout" svg:width="16.446cm" svg:height="11.339cm" svg:x="4.002cm" svg:y="6cm">
          <text:p text:style-name="P4"><text:span text:style-name="T1">...</text:span></text:p>
          <text:p text:style-name="P4"><text:span text:style-name="T1">void lcd_tests()</text:span></text:p>
          <text:p text:style-name="P4"><text:span text:style-name="T1">{</text:span></text:p>
          <text:p text:style-name="P4"><text:span text:style-name="T1"><text:s text:c="4"/></text:span><text:span text:style-name="T1">#define WS “ “</text:span></text:p>
          <text:p text:style-name="P4"><text:span text:style-name="T1"/></text:p>
          <text:p text:style-name="P4"><text:span text:style-name="T1"><text:s text:c="4"/></text:span><text:span text:style-name="T1">lcd_spec(10, lcd_grid(</text:span></text:p>
          <text:p text:style-name="P4"><text:span text:style-name="T1"><text:s text:c="8"/>“ <text:s text:c="2"/>“ </text:span><text:span text:style-name="T1">WS “ _ “,</text:span></text:p>
          <text:p text:style-name="P4"><text:span text:style-name="T1"><text:s text:c="8"/>“ <text:s/></text:span><text:span text:style-name="T1">|” WS “| |”,</text:span></text:p>
          <text:p text:style-name="P4"><text:span text:style-name="T1"><text:s text:c="8"/>“ <text:s/></text:span><text:span text:style-name="T1">|” WS “|_|”</text:span></text:p>
          <text:p text:style-name="P4"><text:span text:style-name="T1"><text:s text:c="4"/></text:span><text:span text:style-name="T1">));</text:span></text:p>
          <text:p text:style-name="P4"><text:span text:style-name="T1"><text:s text:c="4"/></text:span><text:span text:style-name="T1">...</text:span></text:p>
          <text:p text:style-name="P4"><text:span text:style-name="T1">}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7.109cm" svg:height="1.098cm" svg:x="13.502cm" svg:y="17.602cm">
          <draw:text-box>
            <text:p text:style-name="P6"><text:span text:style-name="T2">lcd_tests.cpp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Test First Development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Write code to get the test to pass</text:p>
              </text:list-item>
            </text:list>
          </draw:text-box>
        </draw:frame>
        <draw:custom-shape draw:style-name="gr13" draw:text-style-name="P2" draw:layer="layout" svg:width="20.56cm" svg:height="15.51cm" svg:x="2.2cm" svg:y="4.59cm">
          <text:p text:style-name="P2">std::vector&lt;std::string&gt; lcd::grid()</text:p>
          <text:p text:style-name="P2">{</text:p>
          <text:p text:style-name="P2"><text:s text:c="4"/>if (value &lt; 10)</text:p>
          <text:p text:style-name="P2"><text:s text:c="8"/>return digits[value].cells;</text:p>
          <text:p text:style-name="P2"><text:s text:c="4"/>else</text:p>
          <text:p text:style-name="P2"><text:s text:c="4"/>{</text:p>
          <text:p text:style-name="P2"><text:s text:c="8"/>std::vector&lt;string&gt; lhs =</text:p>
          <text:p text:style-name="P2"><text:s text:c="12"/>lcd(value / 10).grid();</text:p>
          <text:p text:style-name="P2"><text:s text:c="8"/>std::vector&lt;string&gt; rhs =</text:p>
          <text:p text:style-name="P2"><text:s text:c="12"/>digits(value % 10).cells;</text:p>
          <text:p text:style-name="P2"><text:s text:c="8"/>const std::string ws = “ “;</text:p>
          <text:p text:style-name="P2"><text:s text:c="8"/>return lcd_grid(</text:p>
          <text:p text:style-name="P2"><text:s text:c="12"/>lhs[0] + ws + rhs[0],</text:p>
          <text:p text:style-name="P2"><text:s text:c="12"/>lhs[1] + ws + rhs[1],</text:p>
          <text:p text:style-name="P2"><text:s text:c="12"/>lhs[2] + ws + rhs[2]).cells;</text:p>
          <text:p text:style-name="P2"/>
          <text:p text:style-name="P2"><text:s text:c="4"/>}</text:p>
          <text:p text:style-name="P2">}</text:p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4.059cm" svg:height="1.3cm" svg:x="18.5cm" svg:y="19cm">
          <draw:text-box>
            <text:p text:style-name="P9"><text:span text:style-name="T5">lcd.cpp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.1cm" svg:stroke-color="#ffffff" draw:marker-start-width="0.15cm" draw:marker-start-center="false" draw:marker-end-width="0.15cm" draw:marker-end-center="false" draw:stroke-linejoin="none" draw:fill="solid" draw:fill-color="#99ccff" draw:fill-gradient-name="Gradient_20_7" draw:fill-hatch-name="Hatch_20_4" draw:fill-image-name="Bitmape_20_5" draw:opacity="4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4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odeBox" style:family="graphic" style:parent-style-name="standard">
      <style:graphic-properties draw:stroke="none" draw:fill="solid" draw:fill-color="#ffff99" draw:opacity="100%" draw:fill-image-width="0cm" draw:fill-image-height="0cm" fo:min-height="1.93cm" fo:min-width="11.171cm" draw:shadow="visible" draw:shadow-offset-x="0.1cm" draw:shadow-offset-y="0.1cm" draw:shadow-opacity="100%"/>
      <style:paragraph-properties fo:line-height="110%">
        <style:tab-stops/>
      </style:paragraph-properties>
      <style:text-properties fo:color="#000000" fo:font-family="Courier" style:font-style-name="Bold" style:font-family-generic="modern" style:font-pitch="fixed" fo:font-size="24pt" fo:font-weight="normal" style:font-size-asian="18pt" style:font-size-complex="18pt"/>
    </style:style>
    <style:style style:name="SmallSlideNote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10.014cm"/>
      <style:text-properties fo:color="#ffffff" fo:font-size="18pt" fo:text-shadow="1pt 1pt" style:font-size-asian="18pt" style:font-size-complex="18pt"/>
    </style:style>
    <style:style style:name="FreeSlideText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29cm" fo:min-width="15.83cm"/>
      <style:text-properties fo:color="#ffffff" fo:font-size="22pt" fo:text-shadow="1pt 1pt" style:font-size-asian="18pt" style:font-size-complex="18pt"/>
    </style:style>
    <style:style style:name="Default-background" style:family="presentation">
      <style:graphic-properties draw:stroke="none" draw:fill="solid" draw:fill-color="#2323dc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633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StarSymbol" style:font-charset="x-symbol" fo:color="#ff6633" fo:font-size="45%"/>
          </text:list-level-style-bullet>
          <text:list-level-style-bullet text:level="3" text:bullet-char="•">
            <style:list-level-properties text:space-before="2.8cm" text:min-label-width="0.8cm"/>
            <style:text-properties fo:font-family="StarSymbol" style:font-charset="x-symbol" fo:color="#ff6633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fo:color="#ff6633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fo:color="#ff6633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fo:color="#ff6633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fo:color="#ff6633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fo:color="#ff6633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fo:color="#ff6633" fo:font-size="45%"/>
          </text:list-level-style-bullet>
          <text:list-level-style-bullet text:level="10" text:bullet-char="•">
            <style:list-level-properties text:space-before="11.4cm" text:min-label-width="0.6cm"/>
            <style:text-properties fo:font-family="StarSymbol" style:font-charset="x-symbol" fo:color="#ff6633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Arial" style:font-family-generic="roman" style:font-pitch="variable" fo:font-size="32pt" fo:font-style="normal" fo:text-shadow="1pt 1pt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ffffff" fo:font-size="28pt" fo:text-shadow="1pt 1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00" style:text-outline="false" style:text-line-through-style="none" fo:font-family="Arial" style:font-family-generic="roman" style:font-pitch="variable" fo:font-size="44pt" fo:font-style="normal" fo:text-shadow="1pt 1pt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2323d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163cm" svg:x="1.4cm" svg:y="0.037cm" presentation:class="title" presentation:placeholder="true">
        <draw:text-box/>
      </draw:frame>
      <draw:frame presentation:style-name="Default-outline1" draw:layer="backgroundobjects" svg:width="25.199cm" svg:height="13.86cm" svg:x="1.4cm" svg:y="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02-17T13:52:22</meta:creation-date>
    <meta:editing-duration>PT13H02M29S</meta:editing-duration>
    <meta:editing-cycles>34</meta:editing-cycles>
    <dc:date>2011-03-19T23:43:54</dc:date>
    <meta:generator>NeoOffice/3.1.2$Unix OpenOffice.org_project/Patch 4</meta:generator>
    <meta:document-statistic meta:object-count="91"/>
  </office:meta>
</office:document-meta>
</file>